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D490000027B482655E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dash" draw:stroke-dash="Fine_20_Dashed" svg:stroke-width="0.051cm" svg:stroke-color="#ff9f12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svg:stroke-color="#ff9f12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Fine_20_Dashed" svg:stroke-width="0.051cm" svg:stroke-color="#ff9f12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tart-line-spacing-horizontal="2.286cm" draw:start-line-spacing-vertical="1.422cm"/>
    </style:style>
    <style:style style:name="pr1" style:family="presentation" style:parent-style-name="Basic_25_20Presentation-title">
      <style:graphic-properties draw:fill-color="#ffffff" draw:auto-grow-height="true" fo:min-height="2.541cm"/>
    </style:style>
    <style:style style:name="pr2" style:family="presentation" style:parent-style-name="Basic_25_20Presentation-subtitle" style:list-style-name="L2">
      <style:graphic-properties draw:fill-color="#ffffff" draw:auto-grow-height="true" fo:min-height="12.066cm"/>
    </style:style>
    <style:style style:name="pr3" style:family="presentation" style:parent-style-name="Basic_25_20Presentation-notes">
      <style:graphic-properties draw:fill-color="#ffffff" draw:auto-grow-height="true" fo:min-height="13.366cm"/>
    </style:style>
    <style:style style:name="pr4" style:family="presentation" style:parent-style-name="Default-title">
      <style:graphic-properties draw:fill-color="#ffffff" draw:auto-grow-height="true" fo:min-height="2.541cm"/>
    </style:style>
    <style:style style:name="pr5" style:family="presentation" style:parent-style-name="Default-outline1">
      <style:graphic-properties draw:fill-color="#ffffff" draw:auto-grow-height="true" fo:min-height="12.066cm"/>
    </style:style>
    <style:style style:name="pr6" style:family="presentation" style:parent-style-name="Default-notes">
      <style:graphic-properties draw:fill-color="#ffffff" fo:min-height="13.115cm"/>
    </style:style>
    <style:style style:name="pr7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12pt" fo:font-style="italic"/>
    </style:style>
    <style:style style:name="P8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tyle="italic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0.9cm"/>
        <style:text-properties fo:font-family="Arial" style:font-family-generic="swiss" style:font-pitch="variable" fo:color="#ff9f12" fo:font-size="45%"/>
      </text:list-level-style-bullet>
      <text:list-level-style-bullet text:level="2" text:bullet-char="►">
        <style:list-level-properties text:space-before="1.6cm" text:min-label-width="0.8cm"/>
        <style:text-properties fo:font-family="Arial" style:font-family-generic="swiss" style:font-pitch="variable" fo:color="#ff9f12" fo:font-size="45%"/>
      </text:list-level-style-bullet>
      <text:list-level-style-bullet text:level="3" text:bullet-char="►">
        <style:list-level-properties text:space-before="3cm" text:min-label-width="0.6cm"/>
        <style:text-properties fo:font-family="Arial" style:font-family-generic="swiss" style:font-pitch="variable" fo:color="#ff9f12" fo:font-size="45%"/>
      </text:list-level-style-bullet>
      <text:list-level-style-bullet text:level="4" text:bullet-char="►">
        <style:list-level-properties text:space-before="4.2cm" text:min-label-width="0.6cm"/>
        <style:text-properties fo:font-family="Arial" style:font-family-generic="swiss" style:font-pitch="variable" fo:color="#ff9f12" fo:font-size="45%"/>
      </text:list-level-style-bullet>
      <text:list-level-style-bullet text:level="5" text:bullet-char="►">
        <style:list-level-properties text:space-before="5.4cm" text:min-label-width="0.6cm"/>
        <style:text-properties fo:font-family="Arial" style:font-family-generic="swiss" style:font-pitch="variable" fo:color="#ff9f12" fo:font-size="45%"/>
      </text:list-level-style-bullet>
      <text:list-level-style-bullet text:level="6" text:bullet-char="►">
        <style:list-level-properties text:space-before="6.6cm" text:min-label-width="0.6cm"/>
        <style:text-properties fo:font-family="Arial" style:font-family-generic="swiss" style:font-pitch="variable" fo:color="#ff9f12" fo:font-size="45%"/>
      </text:list-level-style-bullet>
      <text:list-level-style-bullet text:level="7" text:bullet-char="►">
        <style:list-level-properties text:space-before="7.8cm" text:min-label-width="0.6cm"/>
        <style:text-properties fo:font-family="Arial" style:font-family-generic="swiss" style:font-pitch="variable" fo:color="#ff9f12" fo:font-size="45%"/>
      </text:list-level-style-bullet>
      <text:list-level-style-bullet text:level="8" text:bullet-char="►">
        <style:list-level-properties text:space-before="9cm" text:min-label-width="0.6cm"/>
        <style:text-properties fo:font-family="Arial" style:font-family-generic="swiss" style:font-pitch="variable" fo:color="#ff9f12" fo:font-size="45%"/>
      </text:list-level-style-bullet>
      <text:list-level-style-bullet text:level="9" text:bullet-char="►">
        <style:list-level-properties text:space-before="10.2cm" text:min-label-width="0.6cm"/>
        <style:text-properties fo:font-family="Arial" style:font-family-generic="swiss" style:font-pitch="variable" fo:color="#ff9f12" fo:font-size="45%"/>
      </text:list-level-style-bullet>
    </text:list-style>
  </office:automatic-styles>
  <office:body>
    <office:presentation>
      <presentation:date-time-decl presentation:name="dtd1" presentation:source="fixed">0000-00-00</presentation:date-time-decl>
      <draw:page draw:name="page1" draw:style-name="dp1" draw:master-page-name="Basic_25_20Present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541cm" svg:x="1.471cm" svg:y="6.502cm" presentation:class="title">
          <draw:text-box>
            <text:p text:style-name="P1">Project Atlantis</text:p>
          </draw:text-box>
        </draw:frame>
        <draw:frame presentation:style-name="pr2" draw:text-style-name="P1" draw:layer="layout" svg:width="25.199cm" svg:height="12.066cm" svg:x="1.4cm" svg:y="7.938cm" presentation:class="subtitle">
          <draw:text-box>
            <text:list text:style-name="L2">
              <text:list-item>
                <text:list>
                  <text:list-item>
                    <text:p text:style-name="P1">A project over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1" presentation:class="page"/>
          <draw:frame presentation:style-name="pr3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Project Overview</text:p>
          </draw:text-box>
        </draw:frame>
        <draw:frame presentation:style-name="pr5" draw:text-style-name="P3" draw:layer="layout" svg:width="25.199cm" svg:height="12.066cm" svg:x="1.4cm" svg:y="6.35cm" presentation:class="outline">
          <draw:text-box>
            <text:list text:style-name="L3">
              <text:list-item>
                <text:p text:style-name="P3">Wiki – <text:a xlink:href="https://openscada.inavare.net/">https://openscada.inavare.net</text:a></text:p>
              </text:list-item>
            </text:list>
            <text:list text:style-name="L3">
              <text:list-item>
                <text:p text:style-name="P3">ViewVC – <text:a xlink:href="https://openscada.inavare.net/viewvc">https://openscada.inavare.net/viewvc</text:a> </text:p>
              </text:list-item>
            </text:list>
            <text:list text:style-name="L3">
              <text:list-item>
                <text:p text:style-name="P3">Bugzilla – <text:a xlink:href="https://bugzilla.inavare.net/">https://bugzilla.inavare.net</text:a></text:p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2" presentation:class="page"/>
          <draw:frame presentation:style-name="pr6" draw:layer="layout" svg:width="16.79cm" svg:height="13.115cm" svg:x="2.098cm" svg:y="14.10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Core Modules – Overview</text:p>
          </draw:text-box>
        </draw:frame>
        <draw:rect draw:style-name="gr2" draw:text-style-name="P5" draw:id="id3" draw:layer="layout" svg:width="5.715cm" svg:height="1.905cm" svg:x="20.955cm" svg:y="13.335cm">
          <text:p text:style-name="P4"><text:span text:style-name="T1">openscada_da_core</text:span></text:p>
        </draw:rect>
        <draw:rect draw:style-name="gr2" draw:text-style-name="P5" draw:id="id2" draw:layer="layout" svg:width="5.715cm" svg:height="1.905cm" svg:x="7.62cm" svg:y="16.51cm">
          <text:p text:style-name="P4"><text:span text:style-name="T1">openscada_utils</text:span></text:p>
        </draw:rect>
        <draw:rect draw:style-name="gr2" draw:text-style-name="P5" draw:id="id1" draw:layer="layout" svg:width="5.715cm" svg:height="1.905cm" svg:x="7.62cm" svg:y="13.335cm">
          <text:p text:style-name="P4"><text:span text:style-name="T1">openscada_net_base</text:span></text:p>
        </draw:rect>
        <draw:connector draw:style-name="gr3" draw:text-style-name="P6" draw:layer="layout" svg:x1="10.477cm" svg:y1="15.24cm" svg:x2="10.477cm" svg:y2="16.51cm" draw:start-shape="id1" draw:end-shape="id2">
          <text:p text:style-name="P1"/>
        </draw:connector>
        <draw:connector draw:style-name="gr3" draw:text-style-name="P6" draw:layer="layout" svg:x1="23.812cm" svg:y1="15.24cm" svg:x2="13.335cm" svg:y2="17.462cm" draw:start-shape="id3" draw:start-glue-point="2" draw:end-shape="id2" draw:end-glue-point="1">
          <text:p text:style-name="P1"/>
        </draw:connector>
        <draw:rect draw:style-name="gr2" draw:text-style-name="P5" draw:id="id4" draw:layer="layout" svg:width="5.715cm" svg:height="1.905cm" svg:x="7.62cm" svg:y="10.16cm">
          <text:p text:style-name="P4"><text:span text:style-name="T1">openscada_net_da</text:span></text:p>
        </draw:rect>
        <draw:connector draw:style-name="gr3" draw:text-style-name="P6" draw:layer="layout" svg:x1="10.477cm" svg:y1="12.065cm" svg:x2="10.477cm" svg:y2="13.335cm" draw:start-shape="id4" draw:start-glue-point="2" draw:end-shape="id1" draw:end-glue-point="0">
          <text:p text:style-name="P1"/>
        </draw:connector>
        <draw:rect draw:style-name="gr2" draw:text-style-name="P5" draw:id="id6" draw:layer="layout" svg:width="5.715cm" svg:height="1.905cm" svg:x="0.635cm" svg:y="10.16cm">
          <text:p text:style-name="P4"><text:span text:style-name="T1">openscada_da_client_net</text:span></text:p>
        </draw:rect>
        <draw:rect draw:style-name="gr2" draw:text-style-name="P5" draw:id="id5" draw:layer="layout" svg:width="5.715cm" svg:height="1.905cm" svg:x="14.605cm" svg:y="10.16cm">
          <text:p text:style-name="P4"><text:span text:style-name="T1">openscada_da_server_net</text:span></text:p>
        </draw:rect>
        <draw:connector draw:style-name="gr3" draw:text-style-name="P6" draw:layer="layout" svg:x1="17.462cm" svg:y1="12.065cm" svg:x2="13.335cm" svg:y2="14.287cm" draw:start-shape="id5" draw:start-glue-point="2" draw:end-shape="id1" draw:end-glue-point="1">
          <text:p text:style-name="P1"/>
        </draw:connector>
        <draw:connector draw:style-name="gr3" draw:text-style-name="P6" draw:layer="layout" svg:x1="14.605cm" svg:y1="11.112cm" svg:x2="13.335cm" svg:y2="11.112cm" draw:start-shape="id5" draw:start-glue-point="3" draw:end-shape="id4" draw:end-glue-point="1">
          <text:p text:style-name="P1"/>
        </draw:connector>
        <draw:connector draw:style-name="gr3" draw:text-style-name="P6" draw:layer="layout" svg:x1="3.492cm" svg:y1="12.065cm" svg:x2="7.62cm" svg:y2="14.287cm" draw:start-shape="id6" draw:start-glue-point="2" draw:end-shape="id1" draw:end-glue-point="3">
          <text:p text:style-name="P1"/>
        </draw:connector>
        <draw:connector draw:style-name="gr3" draw:text-style-name="P6" draw:layer="layout" svg:x1="6.35cm" svg:y1="11.112cm" svg:x2="7.62cm" svg:y2="11.112cm" draw:start-shape="id6" draw:end-shape="id4">
          <text:p text:style-name="P1"/>
        </draw:connector>
        <draw:connector draw:style-name="gr3" draw:text-style-name="P6" draw:layer="layout" svg:x1="17.462cm" svg:y1="12.065cm" svg:x2="20.955cm" svg:y2="14.287cm" draw:start-shape="id5" draw:start-glue-point="2" draw:end-shape="id3" draw:end-glue-point="3">
          <text:p text:style-name="P1"/>
        </draw:connector>
        <draw:rect draw:style-name="gr2" draw:text-style-name="P7" draw:id="id7" draw:layer="layout" svg:width="5.715cm" svg:height="1.905cm" svg:x="20.955cm" svg:y="6.985cm">
          <text:p text:style-name="P4"><text:span text:style-name="T2">server application</text:span></text:p>
        </draw:rect>
        <draw:connector draw:style-name="gr3" draw:text-style-name="P6" draw:layer="layout" svg:x1="23.812cm" svg:y1="8.89cm" svg:x2="23.812cm" svg:y2="13.335cm" draw:start-shape="id7" draw:start-glue-point="2" draw:end-shape="id3" draw:end-glue-point="0">
          <text:p text:style-name="P1"/>
        </draw:connector>
        <draw:rect draw:style-name="gr2" draw:text-style-name="P7" draw:id="id8" draw:layer="layout" svg:width="5.715cm" svg:height="1.905cm" svg:x="0.635cm" svg:y="6.985cm">
          <text:p text:style-name="P4"><text:span text:style-name="T2">client application</text:span></text:p>
        </draw:rect>
        <draw:connector draw:style-name="gr3" draw:text-style-name="P6" draw:layer="layout" draw:type="line" svg:x1="3.492cm" svg:y1="8.89cm" svg:x2="3.492cm" svg:y2="10.16cm" draw:start-shape="id8" draw:end-shape="id6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4.849cm" svg:height="11.137cm" svg:x="3.069cm" svg:y="2.257cm" draw:page-number="3" presentation:class="page"/>
          <draw:frame presentation:style-name="pr7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RCP Modules – Overview</text:p>
          </draw:text-box>
        </draw:frame>
        <draw:rect draw:style-name="gr2" draw:text-style-name="P5" draw:id="id10" draw:layer="layout" svg:width="5.715cm" svg:height="1.905cm" svg:x="17.78cm" svg:y="16.51cm">
          <text:p text:style-name="P4"><text:span text:style-name="T1">openscada_net_da_</text:span></text:p>
          <text:p text:style-name="P4"><text:span text:style-name="T1">client_wrapper</text:span></text:p>
        </draw:rect>
        <draw:custom-shape draw:style-name="gr4" draw:text-style-name="P8" draw:id="id9" draw:layer="layout" svg:width="3.175cm" svg:height="1.905cm" svg:x="11.824cm" svg:y="16.51cm">
          <text:p text:style-name="P8">Wraps client</text:p>
          <text:p text:style-name="P8">interface</text:p>
          <text:p text:style-name="P8">in JARs</text:p>
          <draw:enhanced-geometry svg:viewBox="0 0 21600 21600" draw:glue-points="10800 0 0 10800 10800 21600 21600 10800" draw:text-areas="0 0 21600 ?f11" draw:type="paper" draw:modifiers="17104.534005037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6" draw:layer="layout" draw:type="lines" svg:x1="14.999cm" svg:y1="17.462cm" svg:x2="17.78cm" svg:y2="17.462cm" draw:start-shape="id9" draw:end-shape="id10">
          <text:p text:style-name="P1"/>
        </draw:connector>
        <draw:rect draw:style-name="gr2" draw:text-style-name="P5" draw:id="id13" draw:layer="layout" svg:width="5.715cm" svg:height="1.905cm" svg:x="3.81cm" svg:y="13.335cm">
          <text:p text:style-name="P4"><text:span text:style-name="T1">openscada_rcp_update</text:span></text:p>
        </draw:rect>
        <draw:rect draw:style-name="gr2" draw:text-style-name="P5" draw:id="id15" draw:layer="layout" svg:width="5.715cm" svg:height="1.905cm" svg:x="17.78cm" svg:y="6.35cm">
          <text:p text:style-name="P4"><text:span text:style-name="T1">openscada_rcp_ostc_</text:span></text:p>
          <text:p text:style-name="P4"><text:span text:style-name="T1">update_site</text:span></text:p>
        </draw:rect>
        <draw:rect draw:style-name="gr5" draw:text-style-name="P5" draw:id="id12" draw:layer="layout" svg:width="5.715cm" svg:height="1.905cm" svg:x="10.795cm" svg:y="13.335cm">
          <text:p text:style-name="P4"><text:span text:style-name="T1">openscada_net_da_client_</text:span></text:p>
          <text:p text:style-name="P4"><text:span text:style-name="T1">test</text:span></text:p>
        </draw:rect>
        <draw:rect draw:style-name="gr2" draw:text-style-name="P5" draw:id="id11" draw:layer="layout" svg:width="5.715cm" svg:height="1.905cm" svg:x="10.795cm" svg:y="10.16cm">
          <text:p text:style-name="P4"><text:span text:style-name="T1">openscada_net_da_client_</text:span></text:p>
          <text:p text:style-name="P4"><text:span text:style-name="T1">test_feature</text:span></text:p>
        </draw:rect>
        <draw:rect draw:style-name="gr2" draw:text-style-name="P7" draw:id="id14" draw:layer="layout" svg:width="5.715cm" svg:height="1.905cm" svg:x="3.81cm" svg:y="6.35cm">
          <text:p text:style-name="P9"><text:span text:style-name="T2">product definition</text:span></text:p>
        </draw:rect>
        <draw:connector draw:style-name="gr3" draw:text-style-name="P6" draw:layer="layout" svg:x1="13.652cm" svg:y1="12.065cm" svg:x2="13.652cm" svg:y2="13.335cm" draw:start-shape="id11" draw:end-shape="id12">
          <text:p text:style-name="P1"/>
        </draw:connector>
        <draw:connector draw:style-name="gr3" draw:text-style-name="P6" draw:layer="layout" svg:x1="10.795cm" svg:y1="11.112cm" svg:x2="6.667cm" svg:y2="13.335cm" draw:start-shape="id11" draw:start-glue-point="3" draw:end-shape="id13" draw:end-glue-point="0">
          <text:p text:style-name="P1"/>
        </draw:connector>
        <draw:connector draw:style-name="gr3" draw:text-style-name="P6" draw:layer="layout" svg:x1="16.51cm" svg:y1="11.112cm" svg:x2="20.637cm" svg:y2="16.51cm" draw:start-shape="id11" draw:start-glue-point="1" draw:end-shape="id10" draw:end-glue-point="0">
          <text:p text:style-name="P1"/>
        </draw:connector>
        <draw:connector draw:style-name="gr3" draw:text-style-name="P6" draw:layer="layout" svg:x1="16.51cm" svg:y1="14.287cm" svg:x2="20.637cm" svg:y2="16.51cm" draw:start-shape="id12" draw:start-glue-point="1" draw:end-shape="id10" draw:end-glue-point="0">
          <text:p text:style-name="P1"/>
        </draw:connector>
        <draw:connector draw:style-name="gr3" draw:text-style-name="P6" draw:layer="layout" svg:x1="9.525cm" svg:y1="7.302cm" svg:x2="13.652cm" svg:y2="10.16cm" draw:start-shape="id14" draw:start-glue-point="1" draw:end-shape="id11" draw:end-glue-point="0">
          <text:p text:style-name="P1"/>
        </draw:connector>
        <draw:connector draw:style-name="gr3" draw:text-style-name="P6" draw:layer="layout" svg:x1="17.78cm" svg:y1="7.302cm" svg:x2="13.652cm" svg:y2="10.16cm" draw:start-shape="id15" draw:start-glue-point="3" draw:end-shape="id11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4.849cm" svg:height="11.137cm" svg:x="3.069cm" svg:y="2.257cm" draw:page-number="4" presentation:class="page"/>
          <draw:frame presentation:style-name="pr7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To Do – Modules</text:p>
          </draw:text-box>
        </draw:frame>
        <draw:frame presentation:style-name="pr5" draw:text-style-name="P3" draw:layer="layout" svg:width="25.199cm" svg:height="12.066cm" svg:x="1.4cm" svg:y="6.35cm" presentation:class="outline">
          <draw:text-box>
            <text:list text:style-name="L3">
              <text:list-item>
                <text:p text:style-name="P3">Clean up »da_core« and »net_client«</text:p>
              </text:list-item>
            </text:list>
            <text:list text:style-name="L3">
              <text:list-item>
                <text:list>
                  <text:list-item>
                    <text:p text:style-name="P10">Pull out implementation from »da_core« to »da_base«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Pull out interface from »net_client« to »da_core«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Does it make sense to have client and server interface in »da_core«?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Clean up main RCP applicatio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Split up in smaller plug-ins instead of »big master«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5" presentation:class="page"/>
          <draw:frame presentation:style-name="pr7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Core Modules – Planned Changes</text:p>
          </draw:text-box>
        </draw:frame>
        <draw:rect draw:style-name="gr2" draw:text-style-name="P5" draw:id="id18" draw:layer="layout" svg:width="5.715cm" svg:height="1.905cm" svg:x="20.955cm" svg:y="13.335cm">
          <text:p text:style-name="P5"><text:span text:style-name="T1">openscada_da_core</text:span></text:p>
        </draw:rect>
        <draw:rect draw:style-name="gr2" draw:text-style-name="P5" draw:id="id17" draw:layer="layout" svg:width="5.715cm" svg:height="1.905cm" svg:x="7.62cm" svg:y="16.51cm">
          <text:p text:style-name="P5"><text:span text:style-name="T1">openscada_utils</text:span></text:p>
        </draw:rect>
        <draw:rect draw:style-name="gr2" draw:text-style-name="P5" draw:id="id16" draw:layer="layout" svg:width="5.715cm" svg:height="1.905cm" svg:x="7.62cm" svg:y="13.335cm">
          <text:p text:style-name="P5"><text:span text:style-name="T1">openscada_net_base</text:span></text:p>
        </draw:rect>
        <draw:connector draw:style-name="gr3" draw:text-style-name="P6" draw:layer="layout" svg:x1="10.477cm" svg:y1="15.24cm" svg:x2="10.477cm" svg:y2="16.51cm" draw:start-shape="id16" draw:end-shape="id17">
          <text:p text:style-name="P1"/>
        </draw:connector>
        <draw:connector draw:style-name="gr3" draw:text-style-name="P6" draw:layer="layout" svg:x1="23.812cm" svg:y1="15.24cm" svg:x2="13.335cm" svg:y2="17.462cm" draw:start-shape="id18" draw:start-glue-point="2" draw:end-shape="id17" draw:end-glue-point="1">
          <text:p text:style-name="P1"/>
        </draw:connector>
        <draw:rect draw:style-name="gr2" draw:text-style-name="P5" draw:id="id19" draw:layer="layout" svg:width="5.715cm" svg:height="1.905cm" svg:x="7.62cm" svg:y="10.16cm">
          <text:p text:style-name="P5"><text:span text:style-name="T1">openscada_net_da</text:span></text:p>
        </draw:rect>
        <draw:connector draw:style-name="gr3" draw:text-style-name="P6" draw:layer="layout" svg:x1="10.477cm" svg:y1="12.065cm" svg:x2="10.477cm" svg:y2="13.335cm" draw:start-shape="id19" draw:start-glue-point="2" draw:end-shape="id16" draw:end-glue-point="0">
          <text:p text:style-name="P1"/>
        </draw:connector>
        <draw:rect draw:style-name="gr2" draw:text-style-name="P5" draw:id="id21" draw:layer="layout" svg:width="5.715cm" svg:height="1.905cm" svg:x="0.635cm" svg:y="10.16cm">
          <text:p text:style-name="P5"><text:span text:style-name="T1">openscada_da_client_net</text:span></text:p>
        </draw:rect>
        <draw:rect draw:style-name="gr2" draw:text-style-name="P5" draw:id="id20" draw:layer="layout" svg:width="5.715cm" svg:height="1.905cm" svg:x="14.605cm" svg:y="10.16cm">
          <text:p text:style-name="P5"><text:span text:style-name="T1">openscada_da_server_net</text:span></text:p>
        </draw:rect>
        <draw:connector draw:style-name="gr3" draw:text-style-name="P6" draw:layer="layout" svg:x1="17.462cm" svg:y1="12.065cm" svg:x2="13.335cm" svg:y2="14.287cm" draw:start-shape="id20" draw:start-glue-point="2" draw:end-shape="id16" draw:end-glue-point="1">
          <text:p text:style-name="P1"/>
        </draw:connector>
        <draw:connector draw:style-name="gr3" draw:text-style-name="P6" draw:layer="layout" svg:x1="14.605cm" svg:y1="11.112cm" svg:x2="13.335cm" svg:y2="11.112cm" draw:start-shape="id20" draw:start-glue-point="3" draw:end-shape="id19" draw:end-glue-point="1">
          <text:p text:style-name="P1"/>
        </draw:connector>
        <draw:connector draw:style-name="gr3" draw:text-style-name="P6" draw:layer="layout" svg:x1="3.492cm" svg:y1="12.065cm" svg:x2="7.62cm" svg:y2="14.287cm" draw:start-shape="id21" draw:start-glue-point="2" draw:end-shape="id16" draw:end-glue-point="3">
          <text:p text:style-name="P1"/>
        </draw:connector>
        <draw:connector draw:style-name="gr3" draw:text-style-name="P6" draw:layer="layout" svg:x1="6.35cm" svg:y1="11.112cm" svg:x2="7.62cm" svg:y2="11.112cm" draw:start-shape="id21" draw:end-shape="id19">
          <text:p text:style-name="P1"/>
        </draw:connector>
        <draw:connector draw:style-name="gr3" draw:text-style-name="P6" draw:layer="layout" svg:x1="17.462cm" svg:y1="12.065cm" svg:x2="20.955cm" svg:y2="14.287cm" draw:start-shape="id20" draw:start-glue-point="2" draw:end-shape="id18" draw:end-glue-point="3">
          <text:p text:style-name="P1"/>
        </draw:connector>
        <draw:rect draw:style-name="gr2" draw:text-style-name="P7" draw:id="id22" draw:layer="layout" svg:width="5.715cm" svg:height="1.905cm" svg:x="20.955cm" svg:y="6.985cm">
          <text:p text:style-name="P5"><text:span text:style-name="T2">server application</text:span></text:p>
        </draw:rect>
        <draw:connector draw:style-name="gr3" draw:text-style-name="P6" draw:layer="layout" svg:x1="23.812cm" svg:y1="8.89cm" svg:x2="23.812cm" svg:y2="10.16cm" draw:start-shape="id22" draw:start-glue-point="2" draw:end-shape="id23" draw:end-glue-point="0">
          <text:p text:style-name="P1"/>
        </draw:connector>
        <draw:rect draw:style-name="gr2" draw:text-style-name="P7" draw:id="id24" draw:layer="layout" svg:width="5.715cm" svg:height="1.905cm" svg:x="0.635cm" svg:y="6.985cm">
          <text:p text:style-name="P5"><text:span text:style-name="T2">client application</text:span></text:p>
        </draw:rect>
        <draw:connector draw:style-name="gr3" draw:text-style-name="P6" draw:layer="layout" draw:type="line" svg:x1="3.492cm" svg:y1="8.89cm" svg:x2="3.492cm" svg:y2="10.16cm" draw:start-shape="id24" draw:end-shape="id21" draw:end-glue-point="0">
          <text:p text:style-name="P1"/>
        </draw:connector>
        <draw:rect draw:style-name="gr6" draw:text-style-name="P5" draw:id="id23" draw:layer="layout" svg:width="5.715cm" svg:height="1.905cm" svg:x="20.955cm" svg:y="10.16cm">
          <text:p text:style-name="P5"><text:span text:style-name="T1">openscada_da_base</text:span></text:p>
        </draw:rect>
        <draw:connector draw:style-name="gr3" draw:text-style-name="P6" draw:layer="layout" svg:x1="23.812cm" svg:y1="12.065cm" svg:x2="23.812cm" svg:y2="13.335cm" draw:start-shape="id23" draw:start-glue-point="2" draw:end-shape="id18" draw:end-glue-point="0">
          <text:p text:style-name="P1"/>
        </draw:connector>
        <draw:connector draw:style-name="gr7" draw:text-style-name="P6" draw:layer="layout" draw:line-skew="3.31cm" svg:x1="3.492cm" svg:y1="12.065cm" svg:x2="23.812cm" svg:y2="15.24cm" draw:start-shape="id21" draw:start-glue-point="2" draw:end-shape="id18" draw:end-glue-point="2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4.849cm" svg:height="11.137cm" svg:x="3.069cm" svg:y="2.257cm" draw:page-number="6" presentation:class="page"/>
          <draw:frame presentation:style-name="pr7" draw:text-style-name="P11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RCP Modules – Planned Changes</text:p>
          </draw:text-box>
        </draw:frame>
        <draw:rect draw:style-name="gr2" draw:text-style-name="P5" draw:id="id28" draw:layer="layout" svg:width="5.715cm" svg:height="1.905cm" svg:x="21.59cm" svg:y="16.51cm">
          <text:p text:style-name="P5"><text:span text:style-name="T1">openscada_net_da_</text:span></text:p>
          <text:p text:style-name="P5"><text:span text:style-name="T1">client_wrapper</text:span></text:p>
        </draw:rect>
        <draw:rect draw:style-name="gr2" draw:text-style-name="P5" draw:id="id27" draw:layer="layout" svg:width="5.715cm" svg:height="1.905cm" svg:x="1.27cm" svg:y="13.335cm">
          <text:p text:style-name="P5"><text:span text:style-name="T1">openscada_rcp_update</text:span></text:p>
        </draw:rect>
        <draw:rect draw:style-name="gr2" draw:text-style-name="P5" draw:id="id30" draw:layer="layout" svg:width="5.715cm" svg:height="1.905cm" svg:x="16.51cm" svg:y="6.35cm">
          <text:p text:style-name="P5"><text:span text:style-name="T1">openscada_rcp_ostc_</text:span></text:p>
          <text:p text:style-name="P5"><text:span text:style-name="T1">update_site</text:span></text:p>
        </draw:rect>
        <draw:rect draw:style-name="gr8" draw:text-style-name="P5" draw:id="id26" draw:layer="layout" svg:width="5.715cm" svg:height="1.905cm" svg:x="16.51cm" svg:y="13.335cm">
          <text:p text:style-name="P5"><text:span text:style-name="T1">openscada_net_da_client_</text:span></text:p>
          <text:p text:style-name="P5"><text:span text:style-name="T1">test</text:span></text:p>
        </draw:rect>
        <draw:rect draw:style-name="gr2" draw:text-style-name="P5" draw:id="id25" draw:layer="layout" svg:width="5.715cm" svg:height="1.905cm" svg:x="8.89cm" svg:y="9.525cm">
          <text:p text:style-name="P5"><text:span text:style-name="T1">openscada_net_da_client_</text:span></text:p>
          <text:p text:style-name="P5"><text:span text:style-name="T1">test_feature</text:span></text:p>
        </draw:rect>
        <draw:rect draw:style-name="gr2" draw:text-style-name="P7" draw:id="id29" draw:layer="layout" svg:width="5.715cm" svg:height="1.905cm" svg:x="1.27cm" svg:y="6.35cm">
          <text:p text:style-name="P7"><text:span text:style-name="T2">product definition</text:span></text:p>
        </draw:rect>
        <draw:connector draw:style-name="gr3" draw:text-style-name="P6" draw:layer="layout" svg:x1="14.605cm" svg:y1="10.477cm" svg:x2="19.367cm" svg:y2="13.335cm" draw:start-shape="id25" draw:start-glue-point="1" draw:end-shape="id26" draw:end-glue-point="0">
          <text:p text:style-name="P1"/>
        </draw:connector>
        <draw:connector draw:style-name="gr3" draw:text-style-name="P6" draw:layer="layout" svg:x1="8.89cm" svg:y1="10.477cm" svg:x2="4.127cm" svg:y2="13.335cm" draw:start-shape="id25" draw:start-glue-point="3" draw:end-shape="id27" draw:end-glue-point="0">
          <text:p text:style-name="P1"/>
        </draw:connector>
        <draw:connector draw:style-name="gr3" draw:text-style-name="P6" draw:layer="layout" svg:x1="14.605cm" svg:y1="10.477cm" svg:x2="24.447cm" svg:y2="16.51cm" draw:start-shape="id25" draw:start-glue-point="1" draw:end-shape="id28" draw:end-glue-point="0">
          <text:p text:style-name="P1"/>
        </draw:connector>
        <draw:connector draw:style-name="gr3" draw:text-style-name="P6" draw:layer="layout" svg:x1="22.225cm" svg:y1="14.287cm" svg:x2="24.447cm" svg:y2="16.51cm" draw:start-shape="id26" draw:start-glue-point="1" draw:end-shape="id28" draw:end-glue-point="0">
          <text:p text:style-name="P1"/>
        </draw:connector>
        <draw:connector draw:style-name="gr3" draw:text-style-name="P6" draw:layer="layout" svg:x1="6.985cm" svg:y1="7.302cm" svg:x2="11.747cm" svg:y2="9.525cm" draw:start-shape="id29" draw:start-glue-point="1" draw:end-shape="id25" draw:end-glue-point="0">
          <text:p text:style-name="P1"/>
        </draw:connector>
        <draw:connector draw:style-name="gr3" draw:text-style-name="P6" draw:layer="layout" svg:x1="16.51cm" svg:y1="7.302cm" svg:x2="11.747cm" svg:y2="9.525cm" draw:start-shape="id30" draw:start-glue-point="3" draw:end-shape="id25" draw:end-glue-point="0">
          <text:p text:style-name="P1"/>
        </draw:connector>
        <draw:rect draw:style-name="gr9" draw:text-style-name="P7" draw:id="id31" draw:layer="layout" svg:width="5.715cm" svg:height="1.905cm" svg:x="8.89cm" svg:y="13.335cm">
          <text:p text:style-name="P7"><text:span text:style-name="T2">openscada_da_client_XXX</text:span></text:p>
        </draw:rect>
        <draw:connector draw:style-name="gr3" draw:text-style-name="P6" draw:layer="layout" svg:x1="11.747cm" svg:y1="11.43cm" svg:x2="11.747cm" svg:y2="13.335cm" draw:start-shape="id25" draw:start-glue-point="2" draw:end-shape="id31" draw:end-glue-point="0">
          <text:p text:style-name="P1"/>
        </draw:connector>
        <draw:connector draw:style-name="gr10" draw:text-style-name="P4" draw:layer="layout" draw:type="curve" svg:x1="19.367cm" svg:y1="15.24cm" svg:x2="11.747cm" svg:y2="15.24cm" draw:start-shape="id26" draw:start-glue-point="2" draw:end-shape="id31" draw:end-glue-point="2">
          <text:p text:style-name="P4">Pull out <text:span text:style-name="T5">functionality</text:span></text:p>
        </draw:connector>
        <presentation:notes draw:style-name="dp2">
          <office:forms form:automatic-focus="false" form:apply-design-mode="false"/>
          <draw:page-thumbnail draw:style-name="gr1" draw:layer="layout" svg:width="14.849cm" svg:height="11.137cm" svg:x="3.069cm" svg:y="2.257cm" draw:page-number="7" presentation:class="page"/>
          <draw:frame presentation:style-name="pr7" draw:text-style-name="P11" draw:layer="layout" svg:width="16.79cm" svg:height="13.366cm" svg:x="2.098cm" svg:y="14.10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date-time-name="dtd1">
        <office:forms form:automatic-focus="false" form:apply-design-mode="false"/>
        <draw:frame presentation:style-name="pr4" draw:text-style-name="P1" draw:layer="layout" svg:width="26.67cm" svg:height="2.541cm" svg:x="0.635cm" svg:y="2.675cm" presentation:class="title">
          <draw:text-box>
            <text:p text:style-name="P1">To Do – Project</text:p>
          </draw:text-box>
        </draw:frame>
        <draw:frame presentation:style-name="pr5" draw:text-style-name="P3" draw:layer="layout" svg:width="12.296cm" svg:height="12.066cm" svg:x="1.4cm" svg:y="6.35cm" presentation:class="outline">
          <draw:text-box>
            <text:list text:style-name="L3">
              <text:list-item>
                <text:p text:style-name="P3">Documentation</text:p>
              </text:list-item>
            </text:list>
            <text:list text:style-name="L3">
              <text:list-item>
                <text:list>
                  <text:list-item>
                    <text:p text:style-name="P10">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p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urce</text:p>
                  </text:list-item>
                </text:list>
              </text:list-item>
            </text:list>
            <text:list text:style-name="L3">
              <text:list-item>
                <text:p text:style-name="P3">Nightly build process</text:p>
              </text:list-item>
            </text:list>
            <text:list text:style-name="L3">
              <text:list-item>
                <text:list>
                  <text:list-item>
                    <text:p text:style-name="P10">Automated bui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utomated test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296cm" svg:height="12.066cm" svg:x="14.311cm" svg:y="6.35cm" presentation:class="outline">
          <draw:text-box>
            <text:list text:style-name="L3">
              <text:list-item>
                <text:p text:style-name="P3">Publish</text:p>
              </text:list-item>
            </text:list>
            <text:list text:style-name="L3">
              <text:list-item>
                <text:list>
                  <text:list-item>
                    <text:p text:style-name="P10">Bin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ocu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Wik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pecification</text:p>
                  </text:list-item>
                </text:list>
              </text:list-item>
            </text:list>
            <text:list text:style-name="L3">
              <text:list-item>
                <text:p text:style-name="P3">Branding</text:p>
              </text:list-item>
            </text:list>
          </draw:text-box>
        </draw:frame>
        <presentation:notes draw:style-name="dp2">
          <draw:page-thumbnail draw:style-name="gr1" draw:layer="layout" svg:width="14.849cm" svg:height="11.137cm" svg:x="3.069cm" svg:y="2.257cm" draw:page-number="8" presentation:class="page"/>
          <draw:frame presentation:style-name="pr7" draw:text-style-name="P2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4f4f4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-color="#f4f4f4" draw:fill-gradient-name="Gradient_20_7" draw:fill-hatch-name="Hatch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_20_2" draw:fill-color="#f4f4f4" draw:fill-gradient-name="Gradient_20_7" draw:fill-hatch-name="Hatch_20_1" draw:fill-image-name="Bitmape_20_1" draw:fill-image-width="0cm" draw:fill-image-height="0cm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de" fo:country="DE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 fo:font-size="24pt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►">
            <style:list-level-properties text:space-before="0.3cm" text:min-label-width="0.9cm"/>
            <style:text-properties fo:font-family="Arial" style:font-family-generic="swiss" style:font-pitch="variable" fo:color="#ff9f12" fo:font-size="45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family-generic="swiss" style:font-pitch="variable" fo:color="#ff9f12" fo:font-size="45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family-generic="swiss" style:font-pitch="variable" fo:color="#ff9f12" fo:font-size="45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family-generic="swiss" style:font-pitch="variable" fo:color="#ff9f12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title" style:display-name="Basic%20Presentat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language="de" fo:country="DE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asic_25_20Presentation-subtitle" style:display-name="Basic%20Presentat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language="de" fo:country="DE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background" style:display-name="Basic%20Presentation-background" style:family="presentation">
      <style:graphic-properties draw:stroke="none" draw:fill="none"/>
    </style:style>
    <style:style style:name="Basic_25_20Presentation-backgroundobjects" style:display-name="Basic%20Presentation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/>
    </style:style>
    <style:style style:name="Basic_25_20Presentation-notes" style:display-name="Basic%20Presentat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Basic_25_20Presentation-outline1" style:display-name="Basic%20Presentatio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Basic_25_20Presentation-outline2" style:display-name="Basic%20Presentation-outline2" style:family="presentation" style:parent-style-name="Basic_25_20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asic_25_20Presentation-outline3" style:display-name="Basic%20Presentation-outline3" style:family="presentation" style:parent-style-name="Basic_25_20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asic_25_20Presentation-outline4" style:display-name="Basic%20Presentation-outline4" style:family="presentation" style:parent-style-name="Basic_25_20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asic_25_20Presentation-outline5" style:display-name="Basic%20Presentation-outline5" style:family="presentation" style:parent-style-name="Basic_25_20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6" style:display-name="Basic%20Presentation-outline6" style:family="presentation" style:parent-style-name="Basic_25_20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7" style:display-name="Basic%20Presentation-outline7" style:family="presentation" style:parent-style-name="Basic_25_20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8" style:display-name="Basic%20Presentation-outline8" style:family="presentation" style:parent-style-name="Basic_25_20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asic_25_20Presentation-outline9" style:display-name="Basic%20Presentation-outline9" style:family="presentation" style:parent-style-name="Basic_25_20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-color="#f4f4f4" draw:textarea-horizontal-align="justify" draw:textarea-vertical-align="middle" draw:auto-grow-height="false" fo:min-height="0cm" fo:min-width="0cm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pr6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9" style:family="presentation" style:parent-style-name="Basic_25_20Presentation-backgroundobjects">
      <style:graphic-properties draw:stroke="none" draw:fill="solid" draw:fill-color="#f4f4f4" draw:fill-gradient-name="Gradient_20_1" draw:textarea-horizontal-align="justify" draw:textarea-vertical-align="middle" draw:auto-grow-height="false" fo:min-height="0cm" fo:min-width="0cm"/>
    </style:style>
    <style:style style:name="pr10" style:family="presentation" style:parent-style-name="Basic_25_20Presentation-backgroundobjects">
      <style:graphic-properties draw:stroke="none" draw:fill="none" draw:fill-color="#ffffff" draw:auto-grow-height="false" fo:min-height="1.449cm"/>
    </style:style>
    <style:style style:name="pr11" style:family="presentation" style:parent-style-name="Basic_25_20Presentation-backgroundobjects">
      <style:graphic-properties draw:stroke="none" draw:fill="none" draw:fill-color="#ffffff" draw:auto-grow-height="false" fo:min-height="1.485cm"/>
    </style:style>
    <style:style style:name="pr12" style:family="presentation" style:parent-style-name="Basic_25_20Presentatio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Bold" style:font-family-generic="swiss" style:font-pitch="variable" fo:font-size="12pt" fo:language="de" fo:country="DE" fo:font-weight="bold" style:font-size-asian="14pt" style:language-asian="de" style:country-asian="DE" style:font-size-complex="14pt" style:language-complex="de" style:country-complex="DE"/>
    </style:style>
    <style:style style:name="T3" style:family="text">
      <style:text-properties fo:font-family="Arial" style:font-style-name="Bold" style:font-family-generic="swiss" style:font-pitch="variable" fo:font-size="12pt" fo:font-weight="bold" style:font-size-asian="14pt" style:font-size-complex="14pt"/>
    </style:style>
    <style:style style:name="T4" style:family="text">
      <style:text-properties fo:font-family="Arial" style:font-family-generic="swiss" style:font-pitch="variable" fo:font-size="14pt" fo:language="de" fo:country="DE" style:font-size-asian="14pt" style:language-asian="de" style:country-asian="DE" style:font-size-complex="14pt" style:language-complex="de" style:country-complex="DE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/>
        <style:text-properties fo:font-family="Arial" style:font-family-generic="swiss" style:font-pitch="variable" fo:color="#ff9f12" fo:font-size="45%"/>
      </text:list-level-style-bullet>
      <text:list-level-style-bullet text:level="2" text:bullet-char="►">
        <style:list-level-properties text:space-before="1.6cm" text:min-label-width="0.8cm"/>
        <style:text-properties fo:font-family="Arial" style:font-family-generic="swiss" style:font-pitch="variable" fo:color="#ff9f12" fo:font-size="45%"/>
      </text:list-level-style-bullet>
      <text:list-level-style-bullet text:level="3" text:bullet-char="►">
        <style:list-level-properties text:space-before="3cm" text:min-label-width="0.6cm"/>
        <style:text-properties fo:font-family="Arial" style:font-family-generic="swiss" style:font-pitch="variable" fo:color="#ff9f12" fo:font-size="45%"/>
      </text:list-level-style-bullet>
      <text:list-level-style-bullet text:level="4" text:bullet-char="►">
        <style:list-level-properties text:space-before="4.2cm" text:min-label-width="0.6cm"/>
        <style:text-properties fo:font-family="Arial" style:font-family-generic="swiss" style:font-pitch="variable" fo:color="#ff9f12" fo:font-size="45%"/>
      </text:list-level-style-bullet>
      <text:list-level-style-bullet text:level="5" text:bullet-char="►">
        <style:list-level-properties text:space-before="5.4cm" text:min-label-width="0.6cm"/>
        <style:text-properties fo:font-family="Arial" style:font-family-generic="swiss" style:font-pitch="variable" fo:color="#ff9f12" fo:font-size="45%"/>
      </text:list-level-style-bullet>
      <text:list-level-style-bullet text:level="6" text:bullet-char="►">
        <style:list-level-properties text:space-before="6.6cm" text:min-label-width="0.6cm"/>
        <style:text-properties fo:font-family="Arial" style:font-family-generic="swiss" style:font-pitch="variable" fo:color="#ff9f12" fo:font-size="45%"/>
      </text:list-level-style-bullet>
      <text:list-level-style-bullet text:level="7" text:bullet-char="►">
        <style:list-level-properties text:space-before="7.8cm" text:min-label-width="0.6cm"/>
        <style:text-properties fo:font-family="Arial" style:font-family-generic="swiss" style:font-pitch="variable" fo:color="#ff9f12" fo:font-size="45%"/>
      </text:list-level-style-bullet>
      <text:list-level-style-bullet text:level="8" text:bullet-char="►">
        <style:list-level-properties text:space-before="9cm" text:min-label-width="0.6cm"/>
        <style:text-properties fo:font-family="Arial" style:font-family-generic="swiss" style:font-pitch="variable" fo:color="#ff9f12" fo:font-size="45%"/>
      </text:list-level-style-bullet>
      <text:list-level-style-bullet text:level="9" text:bullet-char="►">
        <style:list-level-properties text:space-before="10.2cm" text:min-label-width="0.6cm"/>
        <style:text-properties fo:font-family="Arial" style:font-family-generic="swiss" style:font-pitch="variable" fo:color="#ff9f12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office:forms form:automatic-focus="false" form:apply-design-mode="false"/>
      <draw:custom-shape presentation:style-name="pr1" draw:text-style-name="P3" draw:layer="backgroundobjects" svg:width="27.94cm" svg:height="1.315cm" svg:x="0cm" svg:y="19.68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6.67cm" svg:height="2.54cm" svg:x="0.635cm" svg:y="2.675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2.065cm" svg:x="1.4cm" svg:y="6.3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4" draw:layer="backgroundobjects" svg:width="6.523cm" svg:height="0.635cm" svg:x="1.4cm" svg:y="19.985cm" presentation:class="date-time">
        <draw:text-box>
          <text:p text:style-name="P14"><text:span text:style-name="T2"><presentation:date-time/></text:span></text:p>
        </draw:text-box>
      </draw:frame>
      <draw:frame presentation:style-name="pr5" draw:text-style-name="P15" draw:layer="backgroundobjects" svg:width="8.875cm" svg:height="0.635cm" svg:x="9.576cm" svg:y="19.985cm" presentation:class="footer">
        <draw:text-box>
          <text:p text:style-name="P15"><text:span text:style-name="T3"><presentation:footer/></text:span></text:p>
        </draw:text-box>
      </draw:frame>
      <draw:frame presentation:style-name="pr6" draw:text-style-name="P16" draw:layer="backgroundobjects" svg:width="6.523cm" svg:height="0.635cm" svg:x="20.075cm" svg:y="19.985cm" presentation:class="page-number">
        <draw:text-box>
          <text:p text:style-name="P16"><text:span text:style-name="T3"><text:page-number>&lt;number&gt;</text:page-number></text:span></text:p>
        </draw:text-box>
      </draw:frame>
      <draw:frame draw:style-name="gr3" draw:text-style-name="P3" draw:layer="backgroundobjects" svg:width="8.89cm" svg:height="1.659cm" svg:x="18.85cm" svg:y="0.3cm">
        <draw:image xlink:href="Pictures/1000020100000D490000027B482655E9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7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Basic_25_20Presentation" style:display-name="Basic%20Presentation" style:page-layout-name="PM1" draw:style-name="dp1">
      <draw:custom-shape presentation:style-name="pr9" draw:text-style-name="P3" draw:layer="backgroundobjects" svg:width="28cm" svg:height="15.92cm" svg:x="0cm" svg:y="5.08cm">
        <text:p text:style-name="P4"/>
        <draw:enhanced-geometry svg:viewBox="0 0 21600 21600" draw:type="rectangle" draw:enhanced-path="M 0 0 L 21600 0 21600 21600 0 21600 0 0 Z N"/>
      </draw:custom-shape>
      <draw:frame presentation:style-name="Basic_25_20Presentation-title" draw:layer="backgroundobjects" svg:width="25.199cm" svg:height="3.506cm" svg:x="1.471cm" svg:y="6.019cm" presentation:class="title" presentation:placeholder="true">
        <draw:text-box/>
      </draw:frame>
      <draw:frame presentation:style-name="Basic_25_20Presentation-outline1" draw:layer="backgroundobjects" svg:width="25.199cm" svg:height="6.35cm" svg:x="1.4cm" svg:y="10.795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4"><presentation:date-time/></text:span></text:p>
        </draw:text-box>
      </draw:frame>
      <draw:frame presentation:style-name="pr10" draw:text-style-name="P17" draw:layer="backgroundobjects" svg:width="8.875cm" svg:height="1.448cm" svg:x="9.576cm" svg:y="19.131cm" presentation:class="footer">
        <draw:text-box>
          <text:p text:style-name="P17"><text:span text:style-name="T5"><presentation:footer/></text:span></text:p>
        </draw:text-box>
      </draw:frame>
      <draw:frame presentation:style-name="pr10" draw:text-style-name="P2" draw:layer="backgroundobjects" svg:width="6.523cm" svg:height="1.448cm" svg:x="20.076cm" svg:y="19.131cm" presentation:class="page-number">
        <draw:text-box>
          <text:p text:style-name="P2"><text:span text:style-name="T5"><text:page-number>&lt;number&gt;</text:page-number></text:span></text:p>
        </draw:text-box>
      </draw:frame>
      <draw:frame draw:style-name="gr3" draw:text-style-name="P3" draw:layer="backgroundobjects" svg:width="17.009cm" svg:height="3.175cm" svg:x="10.296cm" svg:y="0.635cm">
        <draw:image xlink:href="Pictures/1000020100000D490000027B482655E9.png" xlink:type="simple" xlink:show="embed" xlink:actuate="onLoad">
          <text:p text:style-name="P4"/>
        </draw:image>
      </draw:frame>
      <presentation:notes style:page-layout-name="PM2">
        <draw:page-thumbnail presentation:style-name="Basic_25_20Presentation-title" draw:layer="backgroundobjects" svg:width="14.849cm" svg:height="11.137cm" svg:x="3.069cm" svg:y="2.257cm" presentation:class="page"/>
        <draw:frame presentation:style-name="Basic_25_20Presentation-notes" draw:layer="backgroundobjects" svg:width="16.79cm" svg:height="13.365cm" svg:x="2.098cm" svg:y="14.108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8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8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ens Reimann</meta:initial-creator>
    <meta:creation-date>2006-05-22T22:57:37</meta:creation-date>
    <dc:creator>Jens Reimann</dc:creator>
    <dc:date>2006-05-23T12:32:10</dc:date>
    <dc:language>en-US</dc:language>
    <meta:editing-cycles>19</meta:editing-cycles>
    <meta:editing-duration>PT1H41M49S</meta:editing-duration>
    <meta:template xlink:type="simple" xlink:actuate="onRequest" xlink:role="template" xlink:href="../../../../../inavare/templates/OpenOffice/Impress/Basic%20Presentation.otp" xlink:title="Basic Presentation" meta:date="2006-05-22T22:57:35"/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